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phaser"/>Phaser</text:h>
      <text:p text:style-name="Text_20_body"><text:a xlink:type="simple" xlink:href="https://github.com/photonstorm/phaser" text:style-name="Internet_20_link" text:visited-style-name="Visited_20_Internet_20_Link">Phaser</text:a> is a cross-platform game engine that enables you to create JavaScript and HTML5-based games and compile it for many platforms. For example, you might decide to compile your game to iOS, Android, and other native apps using third-party tools.</text:p>
      <text:h text:style-name="Heading_20_3" text:outline-level="3"><text:bookmark text:name="pros3"/>Pros</text:h>
      <text:list xml:id="list2173780743" text:style-name="L1">
        <text:list-item>
          <text:p text:style-name="P3"><text:span text:style-name="Strong_20_Emphasis">Structurally sound</text:span>: Phaser is known to have a well-designed structure </text:p>
        </text:list-item>
        <text:list-item>
          <text:p text:style-name="P3"><text:span text:style-name="Strong_20_Emphasis">TypeScript support</text:span>: The library supports the use of TypeScript for game development </text:p>
        </text:list-item>
        <text:list-item>
          <text:p text:style-name="P3"><text:span text:style-name="Strong_20_Emphasis">Focus on game development</text:span>: Phaser is primarily a game development engine — and a good one at that </text:p>
        </text:list-item>
        <text:list-item>
          <text:p text:style-name="P3"><text:span text:style-name="Strong_20_Emphasis">Large community</text:span>: Although not as large as the first two libraries, Phaser has a sizable community with 33.2k stars and 6.9k forks on GitHub </text:p>
        </text:list-item>
        <text:list-item>
          <text:p text:style-name="P3"><text:span text:style-name="Strong_20_Emphasis">Plugins aplenty</text:span>: Phaser supports a huge list of plugins. This includes the <text:a xlink:type="simple" xlink:href="https://github.com/mikewesthad/phaser-matter-collision-plugin" text:style-name="Internet_20_link" text:visited-style-name="Visited_20_Internet_20_Link">phaser-matter-collision</text:a>, <text:a xlink:type="simple" xlink:href="https://github.com/mikewesthad/navmesh" text:style-name="Internet_20_link" text:visited-style-name="Visited_20_Internet_20_Link">navmesh</text:a>, <text:a xlink:type="simple" xlink:href="https://github.com/azerion/phaser-input" text:style-name="Internet_20_link" text:visited-style-name="Visited_20_Internet_20_Link">phaser-input</text:a>, and <text:a xlink:type="simple" xlink:href="https://github.com/Flaxis/slick-ui" text:style-name="Internet_20_link" text:visited-style-name="Visited_20_Internet_20_Link">slick-ui</text:a> plugins, to name a few </text:p>
        </text:list-item>
        <text:list-item>
          <text:p text:style-name="P2"><text:span text:style-name="Strong_20_Emphasis">WebGL and Canvas support</text:span>: Phaser supports WebGL and has Canvas enabled as a fallback </text:p>
        </text:list-item>
      </text:list>
      <text:h text:style-name="Heading_20_3" text:outline-level="3"><text:bookmark text:name="cons3"/>Cons</text:h>
      <text:list xml:id="list666504471" text:style-name="L2">
        <text:list-item>
          <text:p text:style-name="P5"><text:span text:style-name="Strong_20_Emphasis">Build size</text:span>: The build size of Phaser for desktop is quite massive </text:p>
        </text:list-item>
        <text:list-item>
          <text:p text:style-name="P5"><text:span text:style-name="Strong_20_Emphasis">Poor support for mobile development</text:span>: Creating native mobile apps requires using Cordova or some other third-party framework </text:p>
        </text:list-item>
        <text:list-item>
          <text:p text:style-name="P4"><text:span text:style-name="Strong_20_Emphasis">State management</text:span>: It can be somewhat difficult to get started with Phaser’s state manager </text:p>
        </text:list-item>
      </text:list>
      <text:h text:style-name="Heading_20_3" text:outline-level="3"><text:bookmark text:name="phaser-example"/>Phaser in action</text:h>
      <text:p text:style-name="Text_20_body">Phaser is good for developing cross-platform game applications. Its support for a wide range of plugins and the large community of developers building games with Phaser make it easy to get started with the framework.</text:p>
      <text:p text:style-name="Text_20_body">Let’s build a basic application with Phaser. First, install Phaser as a Node module or via CDN:</text:p>
      <text:p text:style-name="P1">npm install phaser</text:p>
      <text:p text:style-name="Text_20_body">OR:</text:p>
      <text:p text:style-name="P1">&lt;script src="//cdn.jsdelivr.net/npm/phaser@3.55.2/dist/phaser.min.js"&gt;&lt;/script&gt;</text:p>
      <text:p text:style-name="Text_20_body">Next, pass in some default configurations to your Phaser engine:</text:p>
      <text:p text:style-name="Preformatted_20_Text">const config = {</text:p>
      <text:p text:style-name="Preformatted_20_Text"><text:s text:c="2"/>type: Phaser.AUTO,</text:p>
      <text:p text:style-name="Preformatted_20_Text"><text:s text:c="2"/>width: 800,</text:p>
      <text:p text:style-name="Preformatted_20_Text"><text:s text:c="2"/>height: 600,</text:p>
      <text:p text:style-name="Preformatted_20_Text"><text:s text:c="2"/>physics: {</text:p>
      <text:p text:style-name="Preformatted_20_Text"><text:s text:c="4"/>default: "arcade",</text:p>
      <text:p text:style-name="Preformatted_20_Text"><text:s text:c="4"/>arcade: {</text:p>
      <text:p text:style-name="Preformatted_20_Text"><text:s text:c="6"/>gravity: { y: 200 },</text:p>
      <text:p text:style-name="Preformatted_20_Text"><text:s text:c="4"/>},</text:p>
      <text:p text:style-name="Preformatted_20_Text"><text:s text:c="2"/>},</text:p>
      <text:p text:style-name="Preformatted_20_Text"><text:s text:c="2"/>scene: {</text:p>
      <text:p text:style-name="Preformatted_20_Text"><text:s text:c="4"/>preload: preload,</text:p>
      <text:p text:style-name="Preformatted_20_Text"><text:soft-page-break/><text:s text:c="4"/>create: create,</text:p>
      <text:p text:style-name="Preformatted_20_Text"><text:s text:c="2"/>},</text:p>
      <text:p text:style-name="Preformatted_20_Text">};</text:p>
      <text:p text:style-name="Preformatted_20_Text"/>
      <text:p text:style-name="P1">const game = new Phaser.Game(config);</text:p>
      <text:p text:style-name="Text_20_body">Create a preload function to load in your default static files:</text:p>
      <text:p text:style-name="Preformatted_20_Text">function preload() {</text:p>
      <text:p text:style-name="Preformatted_20_Text"><text:s text:c="2"/>this.load.setBaseURL("https://labs.phaser.io");</text:p>
      <text:p text:style-name="Preformatted_20_Text"><text:s text:c="2"/>this.load.image("sky", "assets/skies/space3.png");</text:p>
      <text:p text:style-name="Preformatted_20_Text"><text:s text:c="2"/>this.load.image("plane", "assets/sprites/ww2plane.png");</text:p>
      <text:p text:style-name="Preformatted_20_Text"><text:s text:c="2"/>this.load.image("green", "assets/particles/green.png");</text:p>
      <text:p text:style-name="Preformatted_20_Text"><text:s text:c="2"/>this.load.image("astroid", "assets/games/asteroids/asteroid1.png");</text:p>
      <text:p text:style-name="Preformatted_20_Text"><text:s text:c="2"/>this.load.image("astroid2", "assets/games/asteroids/asteroid1.png");</text:p>
      <text:p text:style-name="Preformatted_20_Text"><text:s text:c="2"/>this.load.image("astroid3", "assets/games/asteroids/asteroid1.png");</text:p>
      <text:p text:style-name="P1">}</text:p>
      <text:p text:style-name="Text_20_body">Finally, define a <text:span text:style-name="Source_20_Text">create</text:span> function to display your newly created game:</text:p>
      <text:p text:style-name="Preformatted_20_Text">function create() {</text:p>
      <text:p text:style-name="Preformatted_20_Text"><text:s text:c="2"/>this.add.image(400, 300, "sky");</text:p>
      <text:p text:style-name="Preformatted_20_Text"><text:s text:c="2"/>this.add.image(700, 300, "astroid");</text:p>
      <text:p text:style-name="Preformatted_20_Text"><text:s text:c="2"/>this.add.image(100, 200, "astroid2");</text:p>
      <text:p text:style-name="Preformatted_20_Text"><text:s text:c="2"/>this.add.image(400, 40, "astroid3");</text:p>
      <text:p text:style-name="Preformatted_20_Text"/>
      <text:p text:style-name="Preformatted_20_Text"><text:s text:c="2"/>const particles = this.add.particles("green");</text:p>
      <text:p text:style-name="Preformatted_20_Text"/>
      <text:p text:style-name="Preformatted_20_Text"><text:s text:c="2"/>const emitter = particles.createEmitter({</text:p>
      <text:p text:style-name="Preformatted_20_Text"><text:s text:c="4"/>speed: 100,</text:p>
      <text:p text:style-name="Preformatted_20_Text"><text:s text:c="4"/>scale: { start: 1, end: 0 },</text:p>
      <text:p text:style-name="Preformatted_20_Text"><text:s text:c="4"/>blendMode: "ADD",</text:p>
      <text:p text:style-name="Preformatted_20_Text"><text:s text:c="2"/>});</text:p>
      <text:p text:style-name="Preformatted_20_Text"/>
      <text:p text:style-name="Preformatted_20_Text"><text:s text:c="2"/>const plane = this.physics.add.image(400, 100, "plane");</text:p>
      <text:p text:style-name="Preformatted_20_Text"><text:s text:c="2"/>plane.setVelocity(100, 200);</text:p>
      <text:p text:style-name="Preformatted_20_Text"><text:s text:c="2"/>plane.setBounce(1, 1);</text:p>
      <text:p text:style-name="Preformatted_20_Text"><text:s text:c="2"/>plane.setCollideWorldBounds(true);</text:p>
      <text:p text:style-name="Preformatted_20_Text"><text:s text:c="2"/>emitter.startFollow(plane)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4:25:10.673336893</meta:creation-date>
    <dc:date>2022-12-23T14:25:18.933560517</dc:date>
    <meta:editing-duration>PT9S</meta:editing-duration>
    <meta:editing-cycles>1</meta:editing-cycles>
    <meta:document-statistic meta:table-count="0" meta:image-count="0" meta:object-count="0" meta:page-count="2" meta:paragraph-count="64" meta:word-count="388" meta:character-count="3005" meta:non-whitespace-character-count="2590"/>
    <meta:generator>LibreOffice/7.3.7.2$Linux_X86_64 LibreOffice_project/30$Build-2</meta:generator>
  </office:meta>
</office:document-meta>
</file>